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47">
            <text:p>47</text:p>
          </table:table-cell>
          <table:table-cell table:style-name="ce59" table:formula="of:=COUNTIF([.N$7:.N$1001];[.$K1])" office:value-type="float" office:value="48">
            <text:p>48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50" table:number-columns-spanned="3" table:number-rows-spanned="1">
            <text:p>50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384</text:p>
          </table:table-cell>
          <table:table-cell table:style-name="ce40" table:number-columns-repeated="5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371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355</text:p>
          </table:table-cell>
          <table:table-cell table:style-name="ce40" table:number-columns-repeated="5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select </text:span><text:span text:style-name="T13">Space Settings </text:span><text:span text:style-name="T10">action</text:span></text:p>
            <text:p><text:span text:style-name="T10">- Click Template link, Search 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office:value-type="float" office:value="50">
            <text:p>05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2">
            <text:p>2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1:SniffTest.Q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1T09:14:49</dc:date>
    <meta:printed-by>Thanh Cong Nguyen</meta:printed-by>
    <meta:print-date>2009-03-06T17:07:42</meta:print-date>
    <dc:language>en-US</dc:language>
    <meta:editing-cycles>262</meta:editing-cycles>
    <meta:editing-duration>P9DT6H12M15S</meta:editing-duration>
    <meta:document-statistic meta:table-count="3" meta:cell-count="1224" meta:object-count="0"/>
    <meta:user-defined meta:name="Info 1"/>
    <meta:user-defined meta:name="Info 2"/>
    <meta:user-defined meta:name="Info 3"/>
    <meta:user-defined meta:name="Info 4"/>
  </office:meta>
</office:document-meta>
</file>